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master-page-name="Standard">
      <style:paragraph-properties style:page-number="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egment 1:</text:p>
      <text:p text:style-name="Standard">In the quiet recesses of the mind, a war was brewing—a silent battle fought on the landscapes of thoughts and emotions. The soldiers, memories and fears, gathered on the edges, preparing for an internal clash.</text:p>
      <text:p text:style-name="Standard"/>
      <text:p text:style-name="Standard">Segment 2:</text:p>
      <text:p text:style-name="Standard">The first shots were fired when the echoes of past regrets collided with the hopes of the future. The fields of anxiety trembled as doubt-laden cannons roared, sending tremors through the valleys of confidence.</text:p>
      <text:p text:style-name="Standard"/>
      <text:p text:style-name="Standard">Segment 3:</text:p>
      <text:p text:style-name="Standard">In the war-torn landscapes of self-reflection, the generals of Ambition and Procrastination strategized their moves. Ambition, clad in armor of determination, clashed against Procrastination's elusive tactics, leaving the mind's battleground in a perpetual state of uncertainty.</text:p>
      <text:p text:style-name="Standard"/>
      <text:p text:style-name="Standard">Segment 4:</text:p>
      <text:p text:style-name="Standard">The battleground's air was thick with the smoke of indecision as the infantry of Courage charged against the barricades of Fear. Whispers of self-doubt echoed through the mental trenches, but the rallying cries of resilience pierced through the gloom.</text:p>
      <text:p text:style-name="Standard"/>
      <text:p text:style-name="Standard">Segment 5:</text:p>
      <text:p text:style-name="Standard">A squadron of Creativity soared above, dropping bombs of inspiration on the desolate fields of stagnation. The explosions of imagination burst forth, painting the skies with the vibrant hues of possibility.</text:p>
      <text:p text:style-name="Standard"/>
      <text:p text:style-name="Standard">Segment 6:</text:p>
      <text:p text:style-name="Standard">Yet, shadows of the past cast a long, haunting presence. The scars of lost battles manifested in the form of haunting memories, each one a ghostly reminder of wounds that had yet to heal.</text:p>
      <text:p text:style-name="Standard"/>
      <text:p text:style-name="Standard">Segment 7:</text:p>
      <text:p text:style-name="Standard">The heart, torn between the ideologies of Love and Regret, found itself entangled in a dance of conflicting emotions. Love's gentle caresses clashed with the relentless grip of Regret, leaving the heart a battlefield of conflicting affections.</text:p>
      <text:p text:style-name="Standard"/>
      <text:p text:style-name="Standard">Segment 8:</text:p>
      <text:p text:style-name="Standard">Amidst the chaos, the diplomacy of Reason and Emotion negotiated in the war room of consciousness. Their debates echoed through the chambers of rationality, striving to find a ceasefire in the cacophony of internal discord.</text:p>
      <text:p text:style-name="Standard"/>
      <text:p text:style-name="Standard">Segment 9:</text:p>
      <text:p text:style-name="Standard"><text:soft-page-break/>As the internal war raged on, the weary soul sought refuge in the fortress of Reflection. Alone in the quiet aftermath, the soul contemplated the cost of the battles fought and the scars etched into the fabric of being.</text:p>
      <text:p text:style-name="Standard"/>
      <text:p text:style-name="Standard">Segment 10:</text:p>
      <text:p text:style-name="Standard">In the stillness that followed, the mind became a battlefield transformed—a landscape scarred by the wars fought within. The echoes of the internal struggles lingered, a testament to the resilience of the human spirit in navigating the complex terrain of the mind.</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2" meta:paragraph-count="20" meta:word-count="384" meta:character-count="2391" meta:non-whitespace-character-count="2029"/>
    <meta:generator>LibreOfficeDev/6.0.5.2$Linux_X86_64 LibreOffice_project/</meta:generator>
  </office:meta>
</office:document-meta>
</file>